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4500004D0E000039C275F2CC38.svm" manifest:media-type=""/>
  <manifest:file-entry manifest:full-path="Pictures/2000003C00004D0E000039C25F9D7318.svm" manifest:media-type=""/>
  <manifest:file-entry manifest:full-path="Pictures/2000004200004D0E000039C24197CB6D.svm" manifest:media-type=""/>
  <manifest:file-entry manifest:full-path="Pictures/2000005300004D0E000039C2A82EA96A.svm" manifest:media-type=""/>
  <manifest:file-entry manifest:full-path="Pictures/2000004600004D0E000039C292807909.svm" manifest:media-type=""/>
  <manifest:file-entry manifest:full-path="Pictures/2000003B00004D0E000039C224F49E30.svm" manifest:media-type=""/>
  <manifest:file-entry manifest:full-path="Pictures/2000004600004D0E000039C2E2F1BD9D.svm" manifest:media-type=""/>
  <manifest:file-entry manifest:full-path="Pictures/2000004200004D0E000039C20D6A6C02.svm" manifest:media-type=""/>
  <manifest:file-entry manifest:full-path="Pictures/2000004900004D0E000039C2B4067E6D.svm" manifest:media-type=""/>
  <manifest:file-entry manifest:full-path="Pictures/2000004700004D0E000039C206454833.svm" manifest:media-type=""/>
  <manifest:file-entry manifest:full-path="Pictures/2000005700005080000039C25EB311EC.svm" manifest:media-type=""/>
  <manifest:file-entry manifest:full-path="Pictures/2000007500004D0E000039C290C9FE20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er">
      <style:paragraph-properties fo:text-align="center" style:justify-single-word="false"/>
      <style:text-properties officeooo:rsid="001b4c36" officeooo:paragraph-rsid="0014c587"/>
    </style:style>
    <style:style style:name="P3" style:family="paragraph" style:parent-style-name="Footer">
      <style:paragraph-properties fo:text-align="center" style:justify-single-word="false"/>
    </style:style>
    <style:style style:name="T1" style:family="text">
      <style:text-properties officeooo:rsid="001e0f9e"/>
    </style:style>
    <style:style style:name="T2" style:family="text">
      <style:text-properties officeooo:rsid="0014c5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5.716cm" svg:height="11.781cm" draw:z-index="0"><draw:image xlink:href="Pictures/2000007500004D0E000039C290C9FE20.svm" xlink:type="simple" xlink:show="embed" xlink:actuate="onLoad"/></draw:frame><draw:frame draw:style-name="fr2" draw:name="Bild2" text:anchor-type="paragraph" svg:x="0.575cm" svg:y="12.308cm" svg:width="15.85cm" svg:height="11.372cm" draw:z-index="1"><draw:image xlink:href="Pictures/2000005700005080000039C25EB311EC.svm" xlink:type="simple" xlink:show="embed" xlink:actuate="onLoad"/></draw:frame></text:p>
      <text:p text:style-name="P1"><draw:frame draw:style-name="fr1" draw:name="Bild3" text:anchor-type="paragraph" svg:width="15.561cm" svg:height="11.663cm" draw:z-index="2"><draw:image xlink:href="Pictures/2000004900004D0E000039C2B4067E6D.svm" xlink:type="simple" xlink:show="embed" xlink:actuate="onLoad"/></draw:frame><draw:frame draw:style-name="fr2" draw:name="Bild4" text:anchor-type="paragraph" svg:x="0.63cm" svg:y="11.899cm" svg:width="15.739cm" svg:height="11.797cm" draw:z-index="3"><draw:image xlink:href="Pictures/2000004700004D0E000039C206454833.svm" xlink:type="simple" xlink:show="embed" xlink:actuate="onLoad"/></draw:frame></text:p>
      <text:p text:style-name="P1"><draw:frame draw:style-name="fr1" draw:name="Bild5" text:anchor-type="paragraph" svg:width="15.826cm" svg:height="11.862cm" draw:z-index="4"><draw:image xlink:href="Pictures/2000004600004D0E000039C2E2F1BD9D.svm" xlink:type="simple" xlink:show="embed" xlink:actuate="onLoad"/></draw:frame><draw:frame draw:style-name="fr2" draw:name="Bild6" text:anchor-type="paragraph" svg:x="0.587cm" svg:y="11.86cm" svg:width="15.826cm" svg:height="11.862cm" draw:z-index="5"><draw:image xlink:href="Pictures/2000003B00004D0E000039C224F49E30.svm" xlink:type="simple" xlink:show="embed" xlink:actuate="onLoad"/></draw:frame></text:p>
      <text:p text:style-name="P1"><draw:frame draw:style-name="fr1" draw:name="Bild7" text:anchor-type="paragraph" svg:width="15.455cm" svg:height="11.585cm" draw:z-index="6"><draw:image xlink:href="Pictures/2000004600004D0E000039C292807909.svm" xlink:type="simple" xlink:show="embed" xlink:actuate="onLoad"/></draw:frame><draw:frame draw:style-name="fr2" draw:name="Bild8" text:anchor-type="paragraph" svg:x="0.649cm" svg:y="12.007cm" svg:width="15.702cm" svg:height="11.769cm" draw:z-index="7"><draw:image xlink:href="Pictures/2000005300004D0E000039C2A82EA96A.svm" xlink:type="simple" xlink:show="embed" xlink:actuate="onLoad"/></draw:frame></text:p>
      <text:p text:style-name="P1"><draw:frame draw:style-name="fr1" draw:name="Bild9" text:anchor-type="paragraph" svg:width="15.688cm" svg:height="11.758cm" draw:z-index="8"><draw:image xlink:href="Pictures/2000004200004D0E000039C24197CB6D.svm" xlink:type="simple" xlink:show="embed" xlink:actuate="onLoad"/></draw:frame><draw:frame draw:style-name="fr2" draw:name="Bild10" text:anchor-type="paragraph" svg:x="0.624cm" svg:y="11.915cm" svg:width="15.752cm" svg:height="11.807cm" draw:z-index="9"><draw:image xlink:href="Pictures/2000003C00004D0E000039C25F9D7318.svm" xlink:type="simple" xlink:show="embed" xlink:actuate="onLoad"/></draw:frame></text:p>
      <text:p text:style-name="P1"><draw:frame draw:style-name="fr1" draw:name="Bild11" text:anchor-type="paragraph" svg:width="15.706cm" svg:height="11.772cm" draw:z-index="10"><draw:image xlink:href="Pictures/2000004200004D0E000039C20D6A6C02.svm" xlink:type="simple" xlink:show="embed" xlink:actuate="onLoad"/></draw:frame><draw:frame draw:style-name="fr2" draw:name="Bild12" text:anchor-type="paragraph" svg:x="0.651cm" svg:y="11.956cm" svg:width="15.699cm" svg:height="11.767cm" draw:z-index="11"><draw:image xlink:href="Pictures/2000004500004D0E000039C275F2CC3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4c36" officeooo:paragraph-rsid="0014c58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4c587"/>
    </style:style>
    <style:style style:name="MT2" style:family="text">
      <style:text-properties officeooo:rsid="001e0f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ochpass – Simulation Time: 10<text:span text:style-name="MT1">0</text:span> – Variable Steps - <text:span text:style-name="MT2">Testing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8T20:54:06.165000000</meta:creation-date>
    <dc:date>2016-04-18T21:13:23.240000000</dc:date>
    <dc:creator>Wolfgang Knabbe</dc:creator>
    <meta:editing-duration>PT19M16S</meta:editing-duration>
    <meta:editing-cycles>6</meta:editing-cycles>
    <meta:generator>LibreOffice/4.4.7.2$Windows_x86 LibreOffice_project/f3153a8b245191196a4b6b9abd1d0da16eead600</meta:generator>
    <meta:document-statistic meta:table-count="0" meta:image-count="12" meta:object-count="0" meta:page-count="6" meta:paragraph-count="2" meta:word-count="9" meta:character-count="59" meta:non-whitespace-character-count="50"/>
  </office:meta>
</office:document-meta>
</file>